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d3bd" officeooo:paragraph-rsid="0008d3bd"/>
    </style:style>
    <style:style style:name="P2" style:family="paragraph" style:parent-style-name="Standard">
      <style:paragraph-properties fo:text-align="start" style:justify-single-word="false"/>
      <style:text-properties officeooo:rsid="0008d3bd" officeooo:paragraph-rsid="0008d3bd"/>
    </style:style>
    <style:style style:name="P3" style:family="paragraph" style:parent-style-name="Standard">
      <style:paragraph-properties fo:text-align="start" style:justify-single-word="false"/>
      <style:text-properties officeooo:rsid="0009fe4a" officeooo:paragraph-rsid="0009fe4a"/>
    </style:style>
    <style:style style:name="P4" style:family="paragraph" style:parent-style-name="Standard">
      <style:paragraph-properties fo:text-align="start" style:justify-single-word="false"/>
      <style:text-properties officeooo:rsid="0008d3bd" officeooo:paragraph-rsid="0008d3bd"/>
    </style:style>
    <style:style style:name="P5" style:family="paragraph" style:parent-style-name="Standard">
      <style:paragraph-properties fo:text-align="start" style:justify-single-word="false"/>
      <style:text-properties officeooo:rsid="0008d3bd" officeooo:paragraph-rsid="00130652"/>
    </style:style>
    <style:style style:name="P6" style:family="paragraph" style:parent-style-name="Standard">
      <style:paragraph-properties fo:text-align="start" style:justify-single-word="false"/>
      <style:text-properties officeooo:rsid="000ab075" officeooo:paragraph-rsid="000ab075"/>
    </style:style>
    <style:style style:name="P7" style:family="paragraph" style:parent-style-name="Standard">
      <style:paragraph-properties fo:text-align="start" style:justify-single-word="false"/>
      <style:text-properties officeooo:rsid="000ab075" officeooo:paragraph-rsid="000c8310"/>
    </style:style>
    <style:style style:name="P8" style:family="paragraph" style:parent-style-name="Standard">
      <style:paragraph-properties fo:text-align="start" style:justify-single-word="false"/>
      <style:text-properties officeooo:rsid="000c8310" officeooo:paragraph-rsid="000c8310"/>
    </style:style>
    <style:style style:name="P9" style:family="paragraph" style:parent-style-name="Standard">
      <style:paragraph-properties fo:text-align="start" style:justify-single-word="false"/>
      <style:text-properties officeooo:rsid="000c8310" officeooo:paragraph-rsid="000e0e8b"/>
    </style:style>
    <style:style style:name="P10" style:family="paragraph" style:parent-style-name="Standard">
      <style:paragraph-properties fo:text-align="start" style:justify-single-word="false"/>
      <style:text-properties fo:font-size="18pt" officeooo:rsid="000c8310" officeooo:paragraph-rsid="000c8310" style:font-size-asian="18pt" style:font-size-complex="18pt"/>
    </style:style>
    <style:style style:name="P11" style:family="paragraph" style:parent-style-name="Standard">
      <style:paragraph-properties fo:text-align="start" style:justify-single-word="false"/>
      <style:text-properties fo:font-size="18pt" officeooo:rsid="000e0e8b" officeooo:paragraph-rsid="000e0e8b" style:font-size-asian="18pt" style:font-size-complex="18pt"/>
    </style:style>
    <style:style style:name="P12" style:family="paragraph" style:parent-style-name="Standard">
      <style:paragraph-properties fo:text-align="center" style:justify-single-word="false"/>
      <style:text-properties fo:font-size="18pt" officeooo:rsid="0014b312" officeooo:paragraph-rsid="0014b312" style:font-size-asian="15.75pt" style:font-size-complex="18pt"/>
    </style:style>
    <style:style style:name="P13" style:family="paragraph" style:parent-style-name="Standard">
      <style:paragraph-properties fo:text-align="start" style:justify-single-word="false"/>
      <style:text-properties officeooo:rsid="000e0e8b" officeooo:paragraph-rsid="000e0e8b"/>
    </style:style>
    <style:style style:name="P14" style:family="paragraph" style:parent-style-name="Standard">
      <style:paragraph-properties fo:text-align="center" style:justify-single-word="false"/>
      <style:text-properties fo:font-size="24pt" officeooo:rsid="000f5d99" officeooo:paragraph-rsid="000f5d99" style:font-size-asian="21pt" style:font-size-complex="24pt"/>
    </style:style>
    <style:style style:name="P15" style:family="paragraph" style:parent-style-name="Standard">
      <style:paragraph-properties fo:text-align="start" style:justify-single-word="false"/>
      <style:text-properties officeooo:rsid="000f5d99" officeooo:paragraph-rsid="000f5d99"/>
    </style:style>
    <style:style style:name="P16" style:family="paragraph" style:parent-style-name="Standard">
      <style:paragraph-properties fo:text-align="start" style:justify-single-word="false"/>
      <style:text-properties officeooo:rsid="001154b1" officeooo:paragraph-rsid="001154b1"/>
    </style:style>
    <style:style style:name="P17" style:family="paragraph" style:parent-style-name="Standard">
      <style:paragraph-properties fo:text-align="start" style:justify-single-word="false"/>
      <style:text-properties officeooo:rsid="00130652" officeooo:paragraph-rsid="00130652"/>
    </style:style>
    <style:style style:name="P18" style:family="paragraph" style:parent-style-name="Standard">
      <style:paragraph-properties fo:text-align="start" style:justify-single-word="false"/>
      <style:text-properties officeooo:rsid="00130652" officeooo:paragraph-rsid="001315a5"/>
    </style:style>
    <style:style style:name="P19" style:family="paragraph" style:parent-style-name="Standard">
      <style:paragraph-properties fo:text-align="start" style:justify-single-word="false"/>
      <style:text-properties officeooo:rsid="001315a5" officeooo:paragraph-rsid="001315a5"/>
    </style:style>
    <style:style style:name="P20" style:family="paragraph" style:parent-style-name="Standard">
      <style:paragraph-properties fo:text-align="start" style:justify-single-word="false"/>
      <style:text-properties officeooo:rsid="0014b312" officeooo:paragraph-rsid="0014b312"/>
    </style:style>
    <style:style style:name="P21" style:family="paragraph" style:parent-style-name="Standard">
      <style:paragraph-properties fo:text-align="center" style:justify-single-word="false"/>
      <style:text-properties fo:font-size="26pt" officeooo:rsid="0008d3bd" officeooo:paragraph-rsid="0008d3bd" style:font-size-asian="26pt" style:font-size-complex="26pt"/>
    </style:style>
    <style:style style:name="P22" style:family="paragraph" style:parent-style-name="Standard">
      <style:paragraph-properties fo:text-align="start" style:justify-single-word="false"/>
      <style:text-properties officeooo:rsid="00154537" officeooo:paragraph-rsid="00154537"/>
    </style:style>
    <style:style style:name="T1" style:family="text">
      <style:text-properties officeooo:rsid="000ab075"/>
    </style:style>
    <style:style style:name="T2" style:family="text">
      <style:text-properties officeooo:rsid="000c8310"/>
    </style:style>
    <style:style style:name="T3" style:family="text">
      <style:text-properties fo:font-size="22pt" officeooo:rsid="000c8310" style:font-size-asian="22pt" style:font-size-complex="22pt"/>
    </style:style>
    <style:style style:name="T4" style:family="text">
      <style:text-properties officeooo:rsid="000e0e8b"/>
    </style:style>
    <style:style style:name="T5" style:family="text">
      <style:text-properties officeooo:rsid="001154b1"/>
    </style:style>
    <style:style style:name="T6" style:family="text">
      <style:text-properties officeooo:rsid="00130652"/>
    </style:style>
    <style:style style:name="T7" style:family="text">
      <style:text-properties officeooo:rsid="001315a5"/>
    </style:style>
    <style:style style:name="T8" style:family="text">
      <style:text-properties officeooo:rsid="001545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éveloppement documentation</text:p>
      <text:p text:style-name="P1"/>
      <text:p text:style-name="P1"/>
      <text:p text:style-name="P2"/>
      <text:p text:style-name="P3">Le projet à été réalisé en utilisant <text:span text:style-name="T2">4</text:span> technologies en particulier:</text:p>
      <text:p text:style-name="P3"/>
      <text:p text:style-name="P3">- Django pour le backend</text:p>
      <text:p text:style-name="P3">- VueJs pour le front end</text:p>
      <text:p text:style-name="P2">- <text:span text:style-name="T1">RTCMultiConnection pour le serveur WebRTC</text:span></text:p>
      <text:p text:style-name="P2">- <text:span text:style-name="T2">Electron pour packager notre web app en desktop app</text:span></text:p>
      <text:p text:style-name="P2"/>
      <text:p text:style-name="P2"/>
      <text:p text:style-name="P7">Le projet récupérer contient un .git. Celui ci vous permettra de switcher entre la branche master(développement) et prod (production).</text:p>
      <text:p text:style-name="P7"/>
      <text:p text:style-name="P7"/>
      <text:p text:style-name="P7"/>
      <text:p text:style-name="P7"/>
      <text:p text:style-name="P7"/>
      <text:p text:style-name="P7"/>
      <text:p text:style-name="P7"/>
      <text:p text:style-name="P7"/>
      <text:p text:style-name="P7"/>
      <text:p text:style-name="P7"/>
      <text:p text:style-name="P6"><text:span text:style-name="T3">INSTALLATION</text:span> <text:span text:style-name="T2">(ASSUREZ VOUS D’ETRE SUR LA BRANCHE MASTER)</text:span> :</text:p>
      <text:p text:style-name="P6"/>
      <text:p text:style-name="P10">Mise en place du serveur django sur une machine UNIX :</text:p>
      <text:p text:style-name="P8"/>
      <text:p text:style-name="P8"/>
      <text:p text:style-name="P8">sudo apt-get install python3-dev python-pip git redis-server nginx openssl redis-server</text:p>
      <text:p text:style-name="P8"/>
      <text:p text:style-name="P8">sudo pip install virtualenvwrapper</text:p>
      <text:p text:style-name="P8"/>
      <text:p text:style-name="P8">sudo nano ~/.bashrc </text:p>
      <text:p text:style-name="P8"/>
      <text:p text:style-name="P8">---------------- Add these lines at the end of file : ----------------</text:p>
      <text:p text:style-name="P8"/>
      <text:p text:style-name="P8">export WORKON_HOME=$HOME/.virtualenvs</text:p>
      <text:p text:style-name="P8"/>
      <text:p text:style-name="P8">source /usr/local/bin/virtualenvwrapper.sh</text:p>
      <text:p text:style-name="P8"/>
      <text:p text:style-name="P8">----------------------------------------------------------------------</text:p>
      <text:p text:style-name="P8"/>
      <text:p text:style-name="P8">source ~/.bashrc</text:p>
      <text:p text:style-name="P8"/>
      <text:p text:style-name="P8">mkvirtualenv qwirk-python -p /usr/bin/python3</text:p>
      <text:p text:style-name="P8"/>
      <text:p text:style-name="P8">workon qwirk-python</text:p>
      <text:p text:style-name="P8"/>
      <text:p text:style-name="P8">cd path/to/project/4JT/server</text:p>
      <text:p text:style-name="P8"><text:soft-page-break/></text:p>
      <text:p text:style-name="P8">pip install -r requirements.txt</text:p>
      <text:p text:style-name="P8"/>
      <text:p text:style-name="P13">python manage.py runserver 8000</text:p>
      <text:p text:style-name="P8"/>
      <text:p text:style-name="P8"/>
      <text:p text:style-name="P8"/>
      <text:p text:style-name="P2"/>
      <text:p text:style-name="P10">Mise en place du front end javascript :</text:p>
      <text:p text:style-name="P2"/>
      <text:p text:style-name="P2"/>
      <text:p text:style-name="P8">Installer node et npm de préférence via nvm :</text:p>
      <text:p text:style-name="P8"/>
      <text:p text:style-name="P8"><text:a xlink:type="simple" xlink:href="https://www.liquidweb.com/kb/how-to-install-nvm-node-version-manager-for-node-js-on-ubuntu-12-04-lts/" text:style-name="Internet_20_link" text:visited-style-name="Visited_20_Internet_20_Link">https://www.liquidweb.com/kb/how-to-install-nvm-node-version-manager-for-node-js-on-ubuntu-12-04-lts/</text:a></text:p>
      <text:p text:style-name="P8"/>
      <text:p text:style-name="P8"/>
      <text:p text:style-name="P8"/>
      <text:p text:style-name="P8"><text:bookmark-start text:name="__DdeLink__143_1208122203"/><text:bookmark-start text:name="__DdeLink__145_1208122203"/>cd path/to/project/4JT/web-app<text:bookmark-end text:name="__DdeLink__143_1208122203"/><text:bookmark-end text:name="__DdeLink__145_1208122203"/></text:p>
      <text:p text:style-name="P8"/>
      <text:p text:style-name="P13">npm install</text:p>
      <text:p text:style-name="P13"/>
      <text:p text:style-name="P13">npm run dev</text:p>
      <text:p text:style-name="P13"/>
      <text:p text:style-name="P13"/>
      <text:p text:style-name="P13"/>
      <text:p text:style-name="P13"/>
      <text:p text:style-name="P13"/>
      <text:p text:style-name="P13"/>
      <text:p text:style-name="P13"/>
      <text:p text:style-name="P11">Mise en place du serveur RTCMultiConnection :</text:p>
      <text:p text:style-name="P13"/>
      <text:p text:style-name="P9">cd path/to/project/4JT/<text:span text:style-name="T4">RtcMultiConnection</text:span></text:p>
      <text:p text:style-name="P9"/>
      <text:p text:style-name="P13">npm install</text:p>
      <text:p text:style-name="P13"/>
      <text:p text:style-name="P13">node server.js</text:p>
      <text:p text:style-name="P13"/>
      <text:p text:style-name="P13"/>
      <text:p text:style-name="P13"/>
      <text:p text:style-name="P13"/>
      <text:p text:style-name="P13"/>
      <text:p text:style-name="P13"/>
      <text:p text:style-name="P13"/>
      <text:p text:style-name="P11">Mise en place de l’exécutable électron :</text:p>
      <text:p text:style-name="P13"/>
      <text:p text:style-name="P9">cd path/to/project/4JT/<text:span text:style-name="T4">electron</text:span></text:p>
      <text:p text:style-name="P9"/>
      <text:p text:style-name="P13">npm install</text:p>
      <text:p text:style-name="P13"/>
      <text:p text:style-name="P13">npm start</text:p>
      <text:p text:style-name="P14"><text:soft-page-break/>Architecture design</text:p>
      <text:p text:style-name="P2"/>
      <text:p text:style-name="P2"/>
      <text:p text:style-name="P2"/>
      <text:p text:style-name="P15">Le serveur backend et le frontend sont complètement séparées. Chacune de ces deux parties sont indépendantes l’une de lautres. <text:span text:style-name="T5">Ils peuvent donc être changés en fonction des évolutions technologiques sans impacté l’autre. De plus les développeurs front et back peuvent coder de nouvelles fonctionnalités de manière autonome. </text:span></text:p>
      <text:p text:style-name="P15"/>
      <text:p text:style-name="P16"/>
      <text:p text:style-name="P16"/>
      <text:p text:style-name="P16">Le serveur Django intègre une API REST et une API WebSocket.</text:p>
      <text:p text:style-name="P16"/>
      <text:p text:style-name="P16">L’API WebSocket s’occupe de gérer tout ce qui est en rapport avec le chat engine. C’est cette api qui va permettre aux utilisateurs d’envoyer des messages, de récupérer des messages et de recevoir des notifications.</text:p>
      <text:p text:style-name="P16"/>
      <text:p text:style-name="P16">L’API REST elle va s’occuper de la création et la gestion des utilisateurs, contact, groupes et fichiers.</text:p>
      <text:p text:style-name="P16"/>
      <text:p text:style-name="P16">Le serveur Django est aussi le seul à dialoguer avec la base de données. En développement cette base est une sqlite3 en production c’est une mysql. <text:span text:style-name="T6">Un schema de la database est accessible dans le répertoire contenant ce fichier.</text:span></text:p>
      <text:p text:style-name="P16"/>
      <text:p text:style-name="P18">Petit plus une fois le serveur de dev lancés vous pouvez vous rendre sur l’adresse <text:a xlink:type="simple" xlink:href="http://localhost:8000/admin/" text:style-name="Internet_20_link" text:visited-style-name="Visited_20_Internet_20_Link">http://localhost:8000/admin/</text:a> (après avoir créer un super user <text:s/><text:a xlink:type="simple" xlink:href="https://docs.djangoproject.com/fr/1.11/ref/django-admin/#createsuperuser" text:style-name="Internet_20_link" text:visited-style-name="Visited_20_Internet_20_Link"><text:span text:style-name="T7">https://docs.djangoproject.com/fr/1.11/ref/django-admin/#createsuperuser</text:span></text:a><text:span text:style-name="T7"> ) pour accéder à un panel d’administration vous permettant de faire des actions sur la base de données directement en ligne.</text:span></text:p>
      <text:p text:style-name="P16"/>
      <text:p text:style-name="P16"/>
      <text:p text:style-name="P16"/>
      <text:p text:style-name="P16"/>
      <text:p text:style-name="P16"/>
      <text:p text:style-name="P20">VueJS</text:p>
      <text:p text:style-name="P16"/>
      <text:p text:style-name="P16">Le FrontEnd est un framework JS nommé VueJS. <text:s/><text:span text:style-name="T6">Il permet de récupérer facilement les informations de notre serveur dajngo et de les afficher de manière dynamique.<text:line-break/></text:span></text:p>
      <text:p text:style-name="P17">Son architecture sous forme de components permet une séparation claire du code et son routeur dynamique permet une optimisation des ressources demandé au serveur.</text:p>
      <text:p text:style-name="P17"/>
      <text:p text:style-name="P19">Pour avoir accès à de nombreuses fonctionnalités VueJs nous permet d’installer les packages node pour faciliter le développement vous pouvez avoir une liste de ceux utilisés dans le projet en ouvrant le fichier package.json.</text:p>
      <text:p text:style-name="P19"/>
      <text:p text:style-name="P19"/>
      <text:p text:style-name="P19"/>
      <text:p text:style-name="P19"/>
      <text:p text:style-name="P19"/>
      <text:p text:style-name="P19"/>
      <text:p text:style-name="P19"/>
      <text:p text:style-name="P19"><text:soft-page-break/>RTCMultiConnection </text:p>
      <text:p text:style-name="P19"/>
      <text:p text:style-name="P19">RTCMultiConnection est un serveur basé sur node JS qui va nous permettre d’instancier dans notre application des appels audio et vidéo grâce à la technologie web WebRTC.</text:p>
      <text:p text:style-name="P19"/>
      <text:p text:style-name="P19"/>
      <text:p text:style-name="P19">Electron</text:p>
      <text:p text:style-name="P19"/>
      <text:p text:style-name="P19">Electron est une technologie qi embarque un navigateur chromium permettant de packager une application web dans une application desktop exécutable sur Linux, OsX et Windows.</text:p>
      <text:p text:style-name="P19"/>
      <text:p text:style-name="P19"/>
      <text:p text:style-name="P5"/>
      <text:p text:style-name="P2"/>
      <text:p text:style-name="P2"/>
      <text:p text:style-name="P12">BOT API</text:p>
      <text:p text:style-name="P2"/>
      <text:p text:style-name="P2"/>
      <text:p text:style-name="P20">Quand on ajout un bot à un group de discussion cela va activer un filtre sur les messages rentrant.<text:line-break/></text:p>
      <text:p text:style-name="P20">Ce filtre va chercher dans le nouveau message arrivant un pattern prédéfini. Si ce pattern est trouvé il va alors essayer de trouver l’action associé au pattern. Si il le trouve il va alors chercher à trouver les paramètres de l’action. Si les paramètres trouvés correspondent aux paramètres attendu l’action sera alors exécuté par le bot.</text:p>
      <text:p text:style-name="P20"/>
      <text:p text:style-name="P20">Exemple :</text:p>
      <text:p text:style-name="P20"/>
      <text:p text:style-name="P20">Un utilisateur rentre le message suivant :</text:p>
      <text:p text:style-name="P20"/>
      <text:p text:style-name="P20">@bot kick adrien</text:p>
      <text:p text:style-name="P20"/>
      <text:p text:style-name="P20">Le serveur va filtrer le message et trouvé le pattern @bot. Il va ensuite chercher l’action qui est kick et le paramètre adrien.<text:line-break/><text:line-break/>Pour l’action kick le bot attend comme paramètre le nom d’un utilisateurs appartenant au groupe. Si adrien appartient bien au groupe alors le slackbot va le kicker du groupe.</text:p>
      <text:p text:style-name="P20"/>
      <text:p text:style-name="P20"/>
      <text:p text:style-name="P20"/>
      <text:p text:style-name="P20"/>
      <text:p text:style-name="P20"/>
      <text:p text:style-name="P20">Bot Pattern :</text:p>
      <text:p text:style-name="P20"/>
      <text:p text:style-name="P20">@bot</text:p>
      <text:p text:style-name="P20"/>
      <text:p text:style-name="P20">Bot Action :</text:p>
      <text:p text:style-name="P20"/>
      <text:p text:style-name="P20">kick <text:span text:style-name="T8">[username]</text:span></text:p>
      <text:p text:style-name="P20">ban <text:span text:style-name="T8">[username]</text:span></text:p>
      <text:p text:style-name="P22">chat [phrase attendant une réponse]</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0:47:20.598664304</meta:creation-date>
    <meta:generator>LibreOffice/5.1.6.2$Linux_X86_64 LibreOffice_project/10m0$Build-2</meta:generator>
    <dc:date>2017-06-06T12:19:38.611006914</dc:date>
    <meta:editing-duration>PT9M28S</meta:editing-duration>
    <meta:editing-cycles>3</meta:editing-cycles>
    <meta:document-statistic meta:table-count="0" meta:image-count="0" meta:object-count="0" meta:page-count="5" meta:paragraph-count="64" meta:word-count="672" meta:character-count="4581" meta:non-whitespace-character-count="3965"/>
  </office:meta>
</office:document-meta>
</file>